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C confi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B9]*[.G9]/[.F9]^3/[.C9]" office:value-type="float" office:value="0.309859154929577" calcext:value-type="float">
            <text:p>0,30985915492957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ncpu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temps ideal</text:p>
          </table:table-cell>
          <table:table-cell office:value-type="string" calcext:value-type="string">
            <text:p>efficacité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table:style-name="ce1" table:formula="of:=[.$C$3]*[.C7]*[.F7]^3/[.B7]" office:value-type="float" office:value="201.142857142857" calcext:value-type="float">
            <text:p>201,14</text:p>
          </table:table-cell>
          <table:table-cell table:style-name="ce1" table:formula="of:=[.H7]/[.G7]" office:value-type="float" office:value="0.962406015037594" calcext:value-type="float">
            <text:p>0,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style-name="ce1" table:formula="of:=[.$C$3]*[.C8]*[.F8]^3/[.B8]" office:value-type="float" office:value="352" calcext:value-type="float">
            <text:p>352,00</text:p>
          </table:table-cell>
          <table:table-cell table:style-name="ce1" table:formula="of:=[.H8]/[.G8]" office:value-type="float" office:value="0.964383561643836" calcext:value-type="float">
            <text:p>0,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table:style-name="ce1" table:formula="of:=[.$C$3]*[.C9]*[.F9]^3/[.B9]" office:value-type="float" office:value="704" calcext:value-type="float">
            <text:p>704,00</text:p>
          </table:table-cell>
          <table:table-cell table:style-name="ce1" table:formula="of:=[.H9]/[.G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1" table:formula="of:=[.$C$3]*[.C11]*[.F11]^3/[.B11]" office:value-type="float" office:value="201.142857142857" calcext:value-type="float">
            <text:p>201,14</text:p>
          </table:table-cell>
          <table:table-cell table:style-name="ce1" table:formula="of:=[.H11]/[.G11]" office:value-type="float" office:value="6.28571428571429" calcext:value-type="float">
            <text:p>6,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89" calcext:value-type="float">
            <text:p>689</text:p>
          </table:table-cell>
          <table:table-cell table:style-name="ce1" table:formula="of:=[.$C$3]*[.C12]*[.F12]^3/[.B12]" office:value-type="float" office:value="678.857142857143" calcext:value-type="float">
            <text:p>678,86</text:p>
          </table:table-cell>
          <table:table-cell table:style-name="ce1" table:formula="of:=[.H12]/[.G12]" office:value-type="float" office:value="0.985278872071325" calcext:value-type="float">
            <text:p>0,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ce1" table:formula="of:=[.$C$3]*[.C14]*[.F14]^3/[.B14]" office:value-type="float" office:value="678.857142857143" calcext:value-type="float">
            <text:p>678,86</text:p>
          </table:table-cell>
          <table:table-cell table:style-name="ce1" table:formula="of:=[.H14]/[.G14]" office:value-type="float" office:value="10.6071428571429" calcext:value-type="float">
            <text:p>10,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table:style-name="ce1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902" calcext:value-type="float">
            <text:p>2902</text:p>
          </table:table-cell>
          <table:table-cell table:style-name="ce1" table:formula="of:=[.$C$3]*[.C16]*[.F16]^3/[.B16]" office:value-type="float" office:value="2816" calcext:value-type="float">
            <text:p>2 816,00</text:p>
          </table:table-cell>
          <table:table-cell table:style-name="ce1" table:formula="of:=[.H16]/[.G16]" office:value-type="float" office:value="0.970365265334252" calcext:value-type="float">
            <text:p>0,9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50" calcext:value-type="float">
            <text:p>1650</text:p>
          </table:table-cell>
          <table:table-cell table:style-name="ce1" table:formula="of:=[.$C$3]*[.C17]*[.F17]^3/[.B17]" office:value-type="float" office:value="1609.14285714286" calcext:value-type="float">
            <text:p>1 609,14</text:p>
          </table:table-cell>
          <table:table-cell table:style-name="ce1" table:formula="of:=[.H17]/[.G17]" office:value-type="float" office:value="0.975238095238095" calcext:value-type="float">
            <text:p>0,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table:style-name="ce1" table:formula="of:=[.$C$3]*[.C18]*[.F18]^3/[.B18]" office:value-type="float" office:value="1609.14285714286" calcext:value-type="float">
            <text:p>1 609,14</text:p>
          </table:table-cell>
          <table:table-cell table:style-name="ce1" table:formula="of:=[.H18]/[.G18]" office:value-type="float" office:value="12.378021978022" calcext:value-type="float">
            <text:p>12,3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WS confi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B28]*[.G28]/[.F28]^3/[.C28]" office:value-type="float" office:value="0.335827464788732" calcext:value-type="float">
            <text:p>0,33582746478873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ncpu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temps ideal</text:p>
          </table:table-cell>
          <table:table-cell office:value-type="string" calcext:value-type="string">
            <text:p>efficacité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table:style-name="ce1" table:formula="of:=[.$C$22]*[.C26]*[.F26]^3/[.B26]" office:value-type="float" office:value="190.75" calcext:value-type="float">
            <text:p>190,75</text:p>
          </table:table-cell>
          <table:table-cell table:style-name="ce1" table:formula="of:=[.H26]/[.G26]" office:value-type="float" office:value="0.973214285714286" calcext:value-type="float">
            <text:p>0,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2" calcext:value-type="float">
            <text:p>382</text:p>
          </table:table-cell>
          <table:table-cell table:style-name="ce1" table:formula="of:=[.$C$22]*[.C27]*[.F27]^3/[.B27]" office:value-type="float" office:value="381.5" calcext:value-type="float">
            <text:p>381,50</text:p>
          </table:table-cell>
          <table:table-cell table:style-name="ce1" table:formula="of:=[.H27]/[.G27]" office:value-type="float" office:value="0.99869109947644" calcext:value-type="float">
            <text:p>1,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63" calcext:value-type="float">
            <text:p>763</text:p>
          </table:table-cell>
          <table:table-cell table:style-name="ce1" table:formula="of:=[.$C$22]*[.C28]*[.F28]^3/[.B28]" office:value-type="float" office:value="763" calcext:value-type="float">
            <text:p>763,00</text:p>
          </table:table-cell>
          <table:table-cell table:style-name="ce1" table:formula="of:=[.H28]/[.G28]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style-name="ce1" table:formula="of:=[.$C$22]*[.C29]*[.F29]^3/[.B29]" office:value-type="float" office:value="101.733333333333" calcext:value-type="float">
            <text:p>101,73</text:p>
          </table:table-cell>
          <table:table-cell table:style-name="ce1" table:formula="of:=[.H29]/[.G29]" office:value-type="float" office:value="0.924848484848485" calcext:value-type="float">
            <text:p>0,9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402*71/18" office:value-type="float" office:value="1585.66666666667" calcext:value-type="float">
            <text:p>1585,66666666667</text:p>
          </table:table-cell>
          <table:table-cell table:style-name="ce1" table:formula="of:=[.$C$22]*[.C30]*[.F30]^3/[.B30]" office:value-type="float" office:value="1526" calcext:value-type="float">
            <text:p>1 526,00</text:p>
          </table:table-cell>
          <table:table-cell table:style-name="ce1" table:formula="of:=[.H30]/[.G30]" office:value-type="float" office:value="0.962371242379651" calcext:value-type="float">
            <text:p>0,9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210*71/18" office:value-type="float" office:value="828.333333333333" calcext:value-type="float">
            <text:p>828,333333333333</text:p>
          </table:table-cell>
          <table:table-cell table:style-name="ce1" table:formula="of:=[.$C$22]*[.C31]*[.F31]^3/[.B31]" office:value-type="float" office:value="813.866666666667" calcext:value-type="float">
            <text:p>813,87</text:p>
          </table:table-cell>
          <table:table-cell table:style-name="ce1" table:formula="of:=[.H31]/[.G31]" office:value-type="float" office:value="0.982535211267606" calcext:value-type="float">
            <text:p>0,98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  <table:table-cell table:formula="of:=[.D36]/[.E36]" office:value-type="float" office:value="6.53125" calcext:value-type="float">
            <text:p>6,53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89" calcext:value-type="float">
            <text:p>689</text:p>
          </table:table-cell>
          <table:table-cell office:value-type="float" office:value="64" calcext:value-type="float">
            <text:p>64</text:p>
          </table:table-cell>
          <table:table-cell table:formula="of:=[.D37]/[.E37]" office:value-type="float" office:value="10.765625" calcext:value-type="float">
            <text:p>10,765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table:formula="of:=[.D38]/[.E38]" office:value-type="float" office:value="12.6923076923077" calcext:value-type="float">
            <text:p>12,69230769230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table:formula="of:=[.D39]/[.E39]" office:value-type="float" office:value="3.05555555555556" calcext:value-type="float">
            <text:p>3,055555555555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28" calcext:value-type="float">
            <text:p>828</text:p>
          </table:table-cell>
          <table:table-cell office:value-type="float" office:value="77" calcext:value-type="float">
            <text:p>77</text:p>
          </table:table-cell>
          <table:table-cell table:formula="of:=[.D40]/[.E40]" office:value-type="float" office:value="10.7532467532468" calcext:value-type="float">
            <text:p>10,7532467532468</text:p>
          </table:table-cell>
          <table:table-cell table:number-columns-repeated="3"/>
        </table:table-row>
      </table:table>
      <table:table table:name="Feuille2" table:style-name="ta1"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nr</text:p>
          </table:table-cell>
          <table:table-cell office:value-type="string" calcext:value-type="string">
            <text:p>TCPU</text:p>
          </table:table-cell>
          <table:table-cell office:value-type="string" calcext:value-type="string">
            <text:p>TGPU</text:p>
          </table:table-cell>
          <table:table-cell office:value-type="string" calcext:value-type="string">
            <text:p>TGPU2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TCPU+GPU</text:p>
          </table:table-cell>
          <table:table-cell office:value-type="string" calcext:value-type="string">
            <text:p>TCPU+GPU2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3.19743" calcext:value-type="float">
            <text:p>23,19743</text:p>
          </table:table-cell>
          <table:table-cell office:value-type="float" office:value="18.15629" calcext:value-type="float">
            <text:p>18,15629</text:p>
          </table:table-cell>
          <table:table-cell table:formula="of:=[.H9]/[.I9]" office:value-type="float" office:value="1.12081381428891" calcext:value-type="float">
            <text:p>1,12081381428891</text:p>
          </table:table-cell>
          <table:table-cell table:formula="of:=[.H9]/[.J9]" office:value-type="float" office:value="1.43201061450329" calcext:value-type="float">
            <text:p>1,43201061450329</text:p>
          </table:table-cell>
          <table:table-cell office:value-type="float" office:value="10.7398" calcext:value-type="float">
            <text:p>10,7398</text:p>
          </table:table-cell>
          <table:table-cell office:value-type="float" office:value="8.906286" calcext:value-type="float">
            <text:p>8,906286</text:p>
          </table:table-cell>
          <table:table-cell table:formula="of:=[.H9]/[.M9]" office:value-type="float" office:value="2.42090169276895" calcext:value-type="float">
            <text:p>2,42090169276895</text:p>
          </table:table-cell>
          <table:table-cell table:formula="of:=[.H9]/[.N9]" office:value-type="float" office:value="2.91928644555093" calcext:value-type="float">
            <text:p>2,91928644555093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85.2" calcext:value-type="float">
            <text:p>85,2</text:p>
          </table:table-cell>
          <table:table-cell office:value-type="float" office:value="26.12894" calcext:value-type="float">
            <text:p>26,12894</text:p>
          </table:table-cell>
          <table:table-cell office:value-type="float" office:value="20.32216" calcext:value-type="float">
            <text:p>20,32216</text:p>
          </table:table-cell>
          <table:table-cell table:formula="of:=[.H10]/[.I10]" office:value-type="float" office:value="3.26075225401413" calcext:value-type="float">
            <text:p>3,26075225401413</text:p>
          </table:table-cell>
          <table:table-cell table:formula="of:=[.H10]/[.J10]" office:value-type="float" office:value="4.19246772980825" calcext:value-type="float">
            <text:p>4,19246772980825</text:p>
          </table:table-cell>
          <table:table-cell office:value-type="float" office:value="16.71555" calcext:value-type="float">
            <text:p>16,71555</text:p>
          </table:table-cell>
          <table:table-cell office:value-type="float" office:value="10.96917" calcext:value-type="float">
            <text:p>10,96917</text:p>
          </table:table-cell>
          <table:table-cell table:formula="of:=[.H10]/[.M10]" office:value-type="float" office:value="5.09705035131958" calcext:value-type="float">
            <text:p>5,09705035131958</text:p>
          </table:table-cell>
          <table:table-cell table:formula="of:=[.H10]/[.N10]" office:value-type="float" office:value="7.76722395586904" calcext:value-type="float">
            <text:p>7,76722395586904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00.6" calcext:value-type="float">
            <text:p>200,6</text:p>
          </table:table-cell>
          <table:table-cell office:value-type="float" office:value="29.84597" calcext:value-type="float">
            <text:p>29,84597</text:p>
          </table:table-cell>
          <table:table-cell office:value-type="float" office:value="24.36991" calcext:value-type="float">
            <text:p>24,36991</text:p>
          </table:table-cell>
          <table:table-cell table:formula="of:=[.H11]/[.I11]" office:value-type="float" office:value="6.72117542167335" calcext:value-type="float">
            <text:p>6,72117542167335</text:p>
          </table:table-cell>
          <table:table-cell table:formula="of:=[.H11]/[.J11]" office:value-type="float" office:value="8.23146248796159" calcext:value-type="float">
            <text:p>8,23146248796159</text:p>
          </table:table-cell>
          <table:table-cell office:value-type="float" office:value="29.82855" calcext:value-type="float">
            <text:p>29,82855</text:p>
          </table:table-cell>
          <table:table-cell office:value-type="float" office:value="18.14998" calcext:value-type="float">
            <text:p>18,14998</text:p>
          </table:table-cell>
          <table:table-cell table:formula="of:=[.H11]/[.M11]" office:value-type="float" office:value="6.72510061669106" calcext:value-type="float">
            <text:p>6,72510061669106</text:p>
          </table:table-cell>
          <table:table-cell table:formula="of:=[.H11]/[.N11]" office:value-type="float" office:value="11.0523537766984" calcext:value-type="float">
            <text:p>11,0523537766984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6"/>
          <table:table-cell office:value-type="float" office:value="646" calcext:value-type="float">
            <text:p>646</text:p>
          </table:table-cell>
          <table:table-cell table:formula="of:=[.G17]/30" office:value-type="float" office:value="21.5333333333333" calcext:value-type="float">
            <text:p>21,533333333333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72.1" calcext:value-type="float">
            <text:p>2172,1</text:p>
          </table:table-cell>
          <table:table-cell table:formula="of:=[.G18]/30" office:value-type="float" office:value="72.4033333333333" calcext:value-type="float">
            <text:p>72,403333333333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139.4" calcext:value-type="float">
            <text:p>5139,4</text:p>
          </table:table-cell>
          <table:table-cell table:formula="of:=[.G19]/30" office:value-type="float" office:value="171.313333333333" calcext:value-type="float">
            <text:p>171,313333333333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office:value-type="float" office:value="35.5" calcext:value-type="float">
            <text:p>35,5</text:p>
          </table:table-cell>
          <table:table-cell table:formula="of:=[.H17]/[.G21]" office:value-type="float" office:value="0.606572769953052" calcext:value-type="float">
            <text:p>0,60657276995305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7.3" calcext:value-type="float">
            <text:p>117,3</text:p>
          </table:table-cell>
          <table:table-cell table:formula="of:=[.H18]/[.G22]" office:value-type="float" office:value="0.617249218527991" calcext:value-type="float">
            <text:p>0,61724921852799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77.6" calcext:value-type="float">
            <text:p>277,6</text:p>
          </table:table-cell>
          <table:table-cell table:formula="of:=[.H19]/[.G23]" office:value-type="float" office:value="0.617122958693564" calcext:value-type="float">
            <text:p>0,617122958693564</text:p>
          </table:table-cell>
          <table:table-cell table:number-columns-repeated="8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Nr = 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formula="of:=[.$G$32]/[.H32]" office:value-type="float" office:value="646" calcext:value-type="float">
            <text:p>646</text:p>
          </table:table-cell>
          <table:table-cell table:formula="of:=[.I32]/[.G3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table:formula="of:=[.$G$32]/[.H33]" office:value-type="float" office:value="323" calcext:value-type="float">
            <text:p>323</text:p>
          </table:table-cell>
          <table:table-cell table:formula="of:=[.I33]/[.G33]" office:value-type="float" office:value="0.97583081570997" calcext:value-type="float">
            <text:p>0,9758308157099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83.4" calcext:value-type="float">
            <text:p>183,4</text:p>
          </table:table-cell>
          <table:table-cell office:value-type="float" office:value="4" calcext:value-type="float">
            <text:p>4</text:p>
          </table:table-cell>
          <table:table-cell table:formula="of:=[.$G$32]/[.H34]" office:value-type="float" office:value="161.5" calcext:value-type="float">
            <text:p>161,5</text:p>
          </table:table-cell>
          <table:table-cell table:formula="of:=[.I34]/[.G34]" office:value-type="float" office:value="0.880588876772083" calcext:value-type="float">
            <text:p>0,88058887677208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formula="of:=[.$G$32]/[.H35]" office:value-type="float" office:value="80.75" calcext:value-type="float">
            <text:p>80,75</text:p>
          </table:table-cell>
          <table:table-cell table:formula="of:=[.I35]/[.G35]" office:value-type="float" office:value="0.85" calcext:value-type="float">
            <text:p>0,8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formula="of:=[.$G$32]/[.H36]" office:value-type="float" office:value="40.375" calcext:value-type="float">
            <text:p>40,375</text:p>
          </table:table-cell>
          <table:table-cell table:formula="of:=[.I36]/[.G36]" office:value-type="float" office:value="0.841145833333333" calcext:value-type="float">
            <text:p>0,84114583333333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formula="of:=[.$G$32]/[.H37]" office:value-type="float" office:value="21.5333333333333" calcext:value-type="float">
            <text:p>21,5333333333333</text:p>
          </table:table-cell>
          <table:table-cell table:formula="of:=[.I37]/[.G37]" office:value-type="float" office:value="0.828205128205128" calcext:value-type="float">
            <text:p>0,828205128205128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Nr = 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172.1" calcext:value-type="float">
            <text:p>2172,1</text:p>
          </table:table-cell>
          <table:table-cell office:value-type="float" office:value="1" calcext:value-type="float">
            <text:p>1</text:p>
          </table:table-cell>
          <table:table-cell table:formula="of:=[.$G$41]/[.H41]" office:value-type="float" office:value="2172.1" calcext:value-type="float">
            <text:p>2172,1</text:p>
          </table:table-cell>
          <table:table-cell table:formula="of:=[.I41]/[.G4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06.7" calcext:value-type="float">
            <text:p>1106,7</text:p>
          </table:table-cell>
          <table:table-cell office:value-type="float" office:value="2" calcext:value-type="float">
            <text:p>2</text:p>
          </table:table-cell>
          <table:table-cell table:formula="of:=[.$G$41]/[.H42]" office:value-type="float" office:value="1086.05" calcext:value-type="float">
            <text:p>1086,05</text:p>
          </table:table-cell>
          <table:table-cell table:formula="of:=[.I42]/[.G42]" office:value-type="float" office:value="0.98134092346616" calcext:value-type="float">
            <text:p>0,9813409234661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12.2" calcext:value-type="float">
            <text:p>612,2</text:p>
          </table:table-cell>
          <table:table-cell office:value-type="float" office:value="4" calcext:value-type="float">
            <text:p>4</text:p>
          </table:table-cell>
          <table:table-cell table:formula="of:=[.$G$41]/[.H43]" office:value-type="float" office:value="543.025" calcext:value-type="float">
            <text:p>543,025</text:p>
          </table:table-cell>
          <table:table-cell table:formula="of:=[.I43]/[.G43]" office:value-type="float" office:value="0.887005880431232" calcext:value-type="float">
            <text:p>0,88700588043123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8" calcext:value-type="float">
            <text:p>8</text:p>
          </table:table-cell>
          <table:table-cell table:formula="of:=[.$G$41]/[.H44]" office:value-type="float" office:value="271.5125" calcext:value-type="float">
            <text:p>271,5125</text:p>
          </table:table-cell>
          <table:table-cell table:formula="of:=[.I44]/[.G44]" office:value-type="float" office:value="0.856506309148265" calcext:value-type="float">
            <text:p>0,85650630914826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table:formula="of:=[.$G$41]/[.H45]" office:value-type="float" office:value="135.75625" calcext:value-type="float">
            <text:p>135,75625</text:p>
          </table:table-cell>
          <table:table-cell table:formula="of:=[.I45]/[.G45]" office:value-type="float" office:value="0.853812893081761" calcext:value-type="float">
            <text:p>0,85381289308176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5.2" calcext:value-type="float">
            <text:p>85,2</text:p>
          </table:table-cell>
          <table:table-cell office:value-type="float" office:value="30" calcext:value-type="float">
            <text:p>30</text:p>
          </table:table-cell>
          <table:table-cell table:formula="of:=[.$G$41]/[.H46]" office:value-type="float" office:value="72.4033333333333" calcext:value-type="float">
            <text:p>72,4033333333333</text:p>
          </table:table-cell>
          <table:table-cell table:formula="of:=[.I46]/[.G46]" office:value-type="float" office:value="0.849804381846635" calcext:value-type="float">
            <text:p>0,849804381846635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Nr = 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139.4" calcext:value-type="float">
            <text:p>5139,4</text:p>
          </table:table-cell>
          <table:table-cell office:value-type="float" office:value="1" calcext:value-type="float">
            <text:p>1</text:p>
          </table:table-cell>
          <table:table-cell table:formula="of:=[.$G$50]/[.H50]" office:value-type="float" office:value="5139.4" calcext:value-type="float">
            <text:p>5139,4</text:p>
          </table:table-cell>
          <table:table-cell table:formula="of:=[.I50]/[.G5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613" calcext:value-type="float">
            <text:p>2613</text:p>
          </table:table-cell>
          <table:table-cell office:value-type="float" office:value="2" calcext:value-type="float">
            <text:p>2</text:p>
          </table:table-cell>
          <table:table-cell table:formula="of:=[.$G$50]/[.H51]" office:value-type="float" office:value="2569.7" calcext:value-type="float">
            <text:p>2569,7</text:p>
          </table:table-cell>
          <table:table-cell table:formula="of:=[.I51]/[.G51]" office:value-type="float" office:value="0.983429008802143" calcext:value-type="float">
            <text:p>0,98342900880214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446.6" calcext:value-type="float">
            <text:p>1446,6</text:p>
          </table:table-cell>
          <table:table-cell office:value-type="float" office:value="4" calcext:value-type="float">
            <text:p>4</text:p>
          </table:table-cell>
          <table:table-cell table:formula="of:=[.$G$50]/[.H52]" office:value-type="float" office:value="1284.85" calcext:value-type="float">
            <text:p>1284,85</text:p>
          </table:table-cell>
          <table:table-cell table:formula="of:=[.I52]/[.G52]" office:value-type="float" office:value="0.888186091524955" calcext:value-type="float">
            <text:p>0,88818609152495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49.1" calcext:value-type="float">
            <text:p>749,1</text:p>
          </table:table-cell>
          <table:table-cell office:value-type="float" office:value="8" calcext:value-type="float">
            <text:p>8</text:p>
          </table:table-cell>
          <table:table-cell table:formula="of:=[.$G$50]/[.H53]" office:value-type="float" office:value="642.425" calcext:value-type="float">
            <text:p>642,425</text:p>
          </table:table-cell>
          <table:table-cell table:formula="of:=[.I53]/[.G53]" office:value-type="float" office:value="0.857595781604592" calcext:value-type="float">
            <text:p>0,85759578160459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75.2" calcext:value-type="float">
            <text:p>375,2</text:p>
          </table:table-cell>
          <table:table-cell office:value-type="float" office:value="16" calcext:value-type="float">
            <text:p>16</text:p>
          </table:table-cell>
          <table:table-cell table:formula="of:=[.$G$50]/[.H54]" office:value-type="float" office:value="321.2125" calcext:value-type="float">
            <text:p>321,2125</text:p>
          </table:table-cell>
          <table:table-cell table:formula="of:=[.I54]/[.G54]" office:value-type="float" office:value="0.856110074626866" calcext:value-type="float">
            <text:p>0,85611007462686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00.6" calcext:value-type="float">
            <text:p>200,6</text:p>
          </table:table-cell>
          <table:table-cell office:value-type="float" office:value="30" calcext:value-type="float">
            <text:p>30</text:p>
          </table:table-cell>
          <table:table-cell table:formula="of:=[.$G$50]/[.H55]" office:value-type="float" office:value="171.313333333333" calcext:value-type="float">
            <text:p>171,313333333333</text:p>
          </table:table-cell>
          <table:table-cell table:formula="of:=[.I55]/[.G55]" office:value-type="float" office:value="0.854004652708541" calcext:value-type="float">
            <text:p>0,85400465270854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15:56:43.489483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4:17:06.397497622</meta:creation-date>
    <dc:date>2019-05-17T16:07:59.497531207</dc:date>
    <meta:editing-duration>PT38M32S</meta:editing-duration>
    <meta:editing-cycles>11</meta:editing-cycles>
    <meta:generator>LibreOffice/6.0.7.3$Linux_X86_64 LibreOffice_project/00m0$Build-3</meta:generator>
    <dc:title>LyX Document</dc:title>
    <meta:document-statistic meta:table-count="2" meta:cell-count="307" meta:object-count="0"/>
  </office:meta>
</office:document-meta>
</file>